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20000014C3A910BB185E09808.png" manifest:media-type="image/png"/>
  <manifest:file-entry manifest:full-path="Pictures/1000000000000202000000B86964F7FAD53AE629.png" manifest:media-type="image/png"/>
  <manifest:file-entry manifest:full-path="Pictures/1000000000000299000001790642E5DF659CAD31.png" manifest:media-type="image/png"/>
  <manifest:file-entry manifest:full-path="Pictures/10000000000004A7000000F754BABEA023E5D4D3.png" manifest:media-type="image/png"/>
  <manifest:file-entry manifest:full-path="Pictures/10000000000004A4000000B8BA092E6AC17F6D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1.0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1.5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382cm" draw:z-index="0"><draw:image xlink:href="Pictures/10000000000002A20000014C3A910BB185E09808.png" xlink:type="simple" xlink:show="embed" xlink:actuate="onLoad"/></draw:frame></text:p>
      <text:p text:style-name="Standard"><draw:frame draw:style-name="fr3" draw:name="Figura4" text:anchor-type="paragraph" svg:y="0.295cm" svg:width="13.6cm" svg:height="3.336cm" draw:z-index="3"><draw:image xlink:href="Pictures/1000000000000202000000B86964F7FAD53AE629.png" xlink:type="simple" xlink:show="embed" xlink:actuate="onLoad"/></draw:frame></text:p>
      <text:p text:style-name="Standard"/>
      <text:p text:style-name="Standard"><draw:frame draw:style-name="fr2" draw:name="Figura2" text:anchor-type="paragraph" svg:y="2.854cm" svg:width="17cm" svg:height="9.636cm" draw:z-index="1"><draw:image xlink:href="Pictures/1000000000000299000001790642E5DF659CAD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Figura3" text:anchor-type="paragraph" svg:y="0.131cm" svg:width="17cm" svg:height="3.524cm" draw:z-index="2"><draw:image xlink:href="Pictures/10000000000004A7000000F754BABEA023E5D4D3.png" xlink:type="simple" xlink:show="embed" xlink:actuate="onLoad"/></draw:frame></text:p>
      <text:p text:style-name="Standard"><draw:frame draw:style-name="fr2" draw:name="Figura5" text:anchor-type="paragraph" svg:y="1.586cm" svg:width="17cm" svg:height="2.632cm" draw:z-index="4"><draw:image xlink:href="Pictures/10000000000004A4000000B8BA092E6AC17F6D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7:25:05.319000000</meta:creation-date>
    <dc:date>2018-03-28T07:37:39.210000000</dc:date>
    <meta:editing-duration>PT12M36S</meta:editing-duration>
    <meta:editing-cycles>2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